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43c5d" officeooo:paragraph-rsid="002dd8ef" style:font-weight-asian="normal" style:font-weight-complex="normal"/>
    </style:style>
    <style:style style:name="P2" style:family="paragraph" style:parent-style-name="Standard">
      <style:text-properties fo:font-weight="normal" officeooo:rsid="0018b786" officeooo:paragraph-rsid="0027b556" style:font-weight-asian="normal" style:font-weight-complex="normal"/>
    </style:style>
    <style:style style:name="P3" style:family="paragraph" style:parent-style-name="Standard">
      <style:text-properties fo:font-weight="normal" officeooo:rsid="00159e12" officeooo:paragraph-rsid="002dd8ef" fo:background-color="transparent" style:font-weight-asian="normal" style:font-weight-complex="normal"/>
    </style:style>
    <style:style style:name="P4" style:family="paragraph" style:parent-style-name="Standard">
      <style:text-properties fo:font-weight="normal" officeooo:rsid="00159e12" officeooo:paragraph-rsid="00159e12" fo:background-color="transparent" style:font-weight-asian="normal" style:font-weight-complex="normal"/>
    </style:style>
    <style:style style:name="P5" style:family="paragraph" style:parent-style-name="Standard">
      <style:text-properties fo:font-weight="normal" officeooo:rsid="00167790" officeooo:paragraph-rsid="002dd8ef" fo:background-color="transparent" style:font-weight-asian="normal" style:font-weight-complex="normal"/>
    </style:style>
    <style:style style:name="P6" style:family="paragraph" style:parent-style-name="Standard">
      <style:text-properties fo:font-weight="normal" officeooo:rsid="00167790" officeooo:paragraph-rsid="00167790" fo:background-color="transparent" style:font-weight-asian="normal" style:font-weight-complex="normal"/>
    </style:style>
    <style:style style:name="P7" style:family="paragraph" style:parent-style-name="Standard">
      <style:text-properties fo:font-weight="normal" officeooo:rsid="00174d8f" officeooo:paragraph-rsid="00167790" fo:background-color="transparent" style:font-weight-asian="normal" style:font-weight-complex="normal"/>
    </style:style>
    <style:style style:name="P8" style:family="paragraph" style:parent-style-name="Standard">
      <style:text-properties fo:font-weight="normal" officeooo:rsid="00174d8f" officeooo:paragraph-rsid="00174d8f" fo:background-color="transparent" style:font-weight-asian="normal" style:font-weight-complex="normal"/>
    </style:style>
    <style:style style:name="P9" style:family="paragraph" style:parent-style-name="Standard">
      <style:text-properties fo:font-weight="normal" officeooo:rsid="0018b786" officeooo:paragraph-rsid="0018b786" fo:background-color="transparent" style:font-weight-asian="normal" style:font-weight-complex="normal"/>
    </style:style>
    <style:style style:name="P10" style:family="paragraph" style:parent-style-name="Standard">
      <style:text-properties fo:font-weight="normal" officeooo:rsid="002fb08c" officeooo:paragraph-rsid="002fb08c" fo:background-color="transparent" style:font-weight-asian="normal" style:font-weight-complex="normal"/>
    </style:style>
    <style:style style:name="P11" style:family="paragraph" style:parent-style-name="Standard">
      <style:text-properties fo:font-weight="normal" officeooo:rsid="0030a0d3" officeooo:paragraph-rsid="0030a0d3" fo:background-color="transparent" style:font-weight-asian="normal" style:font-weight-complex="normal"/>
    </style:style>
    <style:style style:name="P12" style:family="paragraph" style:parent-style-name="Standard">
      <style:text-properties fo:font-weight="bold" officeooo:rsid="00143c5d" officeooo:paragraph-rsid="00143c5d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143c5d" officeooo:paragraph-rsid="002dd8ef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167790" officeooo:paragraph-rsid="002dd8ef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167790" officeooo:paragraph-rsid="00167790" fo:background-color="transparent" style:font-weight-asian="bold" style:font-weight-complex="bold"/>
    </style:style>
    <style:style style:name="P16" style:family="paragraph" style:parent-style-name="Standard">
      <style:text-properties fo:font-weight="bold" officeooo:rsid="00174d8f" officeooo:paragraph-rsid="00174d8f" fo:background-color="transparent" style:font-weight-asian="bold" style:font-weight-complex="bold"/>
    </style:style>
    <style:style style:name="P17" style:family="paragraph" style:parent-style-name="Standard">
      <style:text-properties fo:font-weight="bold" officeooo:rsid="0018b786" officeooo:paragraph-rsid="0018b786" fo:background-color="transparent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8b786" officeooo:paragraph-rsid="0018b786" fo:background-color="transparent" style:font-size-asian="12.25pt" style:font-weight-asian="bold" style:font-size-complex="14pt" style:font-weight-complex="bold"/>
    </style:style>
    <style:style style:name="T1" style:family="text">
      <style:text-properties officeooo:rsid="001677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d8f" style:font-weight-asian="normal" style:font-weight-complex="normal"/>
    </style:style>
    <style:style style:name="T4" style:family="text">
      <style:text-properties fo:font-weight="normal" officeooo:rsid="0018b786" style:font-weight-asian="normal" style:font-weight-complex="normal"/>
    </style:style>
    <style:style style:name="T5" style:family="text">
      <style:text-properties fo:font-weight="normal" officeooo:rsid="00197ed0" style:font-weight-asian="normal" style:font-weight-complex="normal"/>
    </style:style>
    <style:style style:name="T6" style:family="text">
      <style:text-properties fo:font-weight="normal" officeooo:rsid="001a7acf" style:font-weight-asian="normal" style:font-weight-complex="normal"/>
    </style:style>
    <style:style style:name="T7" style:family="text">
      <style:text-properties fo:font-weight="normal" officeooo:rsid="001ab1bc" style:font-weight-asian="normal" style:font-weight-complex="normal"/>
    </style:style>
    <style:style style:name="T8" style:family="text">
      <style:text-properties fo:font-weight="normal" officeooo:rsid="001bb200" style:font-weight-asian="normal" style:font-weight-complex="normal"/>
    </style:style>
    <style:style style:name="T9" style:family="text">
      <style:text-properties fo:font-weight="normal" officeooo:rsid="001fa27b" style:font-weight-asian="normal" style:font-weight-complex="normal"/>
    </style:style>
    <style:style style:name="T10" style:family="text">
      <style:text-properties fo:font-weight="normal" officeooo:rsid="002be614" style:font-weight-asian="normal" style:font-weight-complex="normal"/>
    </style:style>
    <style:style style:name="T11" style:family="text">
      <style:text-properties fo:font-weight="normal" officeooo:rsid="00368599" style:font-weight-asian="normal" style:font-weight-complex="normal"/>
    </style:style>
    <style:style style:name="T12" style:family="text">
      <style:text-properties fo:font-weight="normal" officeooo:rsid="002dd8ef" style:font-weight-asian="normal" style:font-weight-complex="normal"/>
    </style:style>
    <style:style style:name="T13" style:family="text">
      <style:text-properties fo:font-weight="normal" officeooo:rsid="002fb08c" style:font-weight-asian="normal" style:font-weight-complex="normal"/>
    </style:style>
    <style:style style:name="T14" style:family="text">
      <style:text-properties fo:font-weight="normal" officeooo:rsid="00356ed4" style:font-weight-asian="normal" style:font-weight-complex="normal"/>
    </style:style>
    <style:style style:name="T15" style:family="text">
      <style:text-properties fo:font-weight="normal" officeooo:rsid="00174d8f" style:language-asian="ja" style:country-asian="JP" style:font-weight-asian="normal" style:font-weight-complex="normal"/>
    </style:style>
    <style:style style:name="T16" style:family="text">
      <style:text-properties fo:font-weight="normal" officeooo:rsid="0021778b" style:language-asian="ja" style:country-asian="JP" style:font-weight-asian="normal" style:font-weight-complex="normal"/>
    </style:style>
    <style:style style:name="T17" style:family="text">
      <style:text-properties fo:font-weight="normal" officeooo:rsid="00256408" style:language-asian="ja" style:country-asian="JP" style:font-weight-asian="normal" style:font-weight-complex="normal"/>
    </style:style>
    <style:style style:name="T18" style:family="text">
      <style:text-properties fo:font-weight="normal" officeooo:rsid="0025fd40" style:language-asian="ja" style:country-asian="JP" style:font-weight-asian="normal" style:font-weight-complex="normal"/>
    </style:style>
    <style:style style:name="T19" style:family="text">
      <style:text-properties fo:font-weight="normal" officeooo:rsid="0038bf2d" style:language-asian="ja" style:country-asian="JP" style:font-weight-asian="normal" style:font-weight-complex="normal"/>
    </style:style>
    <style:style style:name="T20" style:family="text">
      <style:text-properties fo:font-weight="normal" officeooo:rsid="0038c2e8" style:language-asian="ja" style:country-asian="JP" style:font-weight-asian="normal" style:font-weight-complex="normal"/>
    </style:style>
    <style:style style:name="T21" style:family="text">
      <style:text-properties fo:font-weight="normal" officeooo:rsid="0036bb5f" style:language-asian="ja" style:country-asian="JP" style:font-weight-asian="normal" style:font-weight-complex="normal"/>
    </style:style>
    <style:style style:name="T22" style:family="text">
      <style:text-properties fo:font-weight="normal" officeooo:rsid="00326e98" style:language-asian="ja" style:country-asian="JP" style:font-weight-asian="normal" style:font-weight-complex="normal"/>
    </style:style>
    <style:style style:name="T23" style:family="text">
      <style:text-properties fo:font-weight="normal" officeooo:rsid="0033ee67" style:language-asian="ja" style:country-asian="JP" style:font-weight-asian="normal" style:font-weight-complex="normal"/>
    </style:style>
    <style:style style:name="T24" style:family="text">
      <style:text-properties officeooo:rsid="00174d8f"/>
    </style:style>
    <style:style style:name="T25" style:family="text">
      <style:text-properties officeooo:rsid="001fa27b"/>
    </style:style>
    <style:style style:name="T26" style:family="text">
      <style:text-properties officeooo:rsid="002dd8ef"/>
    </style:style>
    <style:style style:name="T27" style:family="text">
      <style:text-properties officeooo:rsid="0036bb5f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27b556" fo:background-color="transparent" loext:char-shading-value="0"/>
    </style:style>
    <style:style style:name="T30" style:family="text">
      <style:text-properties officeooo:rsid="00232932" fo:background-color="transparent" loext:char-shading-value="0"/>
    </style:style>
    <style:style style:name="T31" style:family="text">
      <style:text-properties officeooo:rsid="002fb08c"/>
    </style:style>
    <style:style style:name="T32" style:family="text">
      <style:text-properties officeooo:rsid="0034f7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V <text:span text:style-name="T32">11.6.2023</text:span></text:p>
      <text:p text:style-name="P12">Joose Lehtinen</text:p>
      <text:p text:style-name="P12"/>
      <text:p text:style-name="P13">Osoite<text:tab/><text:tab/><text:tab/><text:tab/><text:tab/>Yhteystiedot</text:p>
      <text:p text:style-name="P1"><text:span text:style-name="T28">Arielinkatu 2 B 097 1<text:tab/><text:tab/> <text:s/><text:tab/></text:span><text:a xlink:type="simple" xlink:href="mailto:joshiposti@gmail.com" text:style-name="Internet_20_link" text:visited-style-name="Visited_20_Internet_20_Link"><text:span text:style-name="T28">joshiposti@gmail.com</text:span></text:a></text:p>
      <text:p text:style-name="P3">00540 Helsinki<text:tab/><text:tab/><text:tab/><text:span text:style-name="T1">+358 449896998</text:span></text:p>
      <text:p text:style-name="P4"/>
      <text:p text:style-name="P4"/>
      <text:p text:style-name="P14">Työkokemus</text:p>
      <text:p text:style-name="P14"><text:tab/><text:tab/><text:span text:style-name="T27">Sähköpalvelu Petri Hintsanen, kesä 2022</text:span></text:p>
      <text:p text:style-name="P5"><text:tab/><text:tab/><text:span text:style-name="T26">Automatisoin osan projektien hallintajärjestelmää</text:span></text:p>
      <text:p text:style-name="P14"><text:span text:style-name="T11"><text:tab/><text:tab/></text:span><text:span text:style-name="T12">Autoin tarjouslaskurin rakentamisessa</text:span></text:p>
      <text:p text:style-name="P15"><text:span text:style-name="T2"><text:tab/><text:tab/></text:span>Päivölä Student Innovation Lab, 8.2015-6.2017</text:p>
      <text:p text:style-name="P6"><text:tab/><text:tab/>Ohjelmoija (12 tuntia/viikko)</text:p>
      <text:p text:style-name="P15"><text:span text:style-name="T2"><text:tab/><text:tab/>html/javascript </text:span><text:span text:style-name="T4">(useissa eri projekteissa)</text:span></text:p>
      <text:p text:style-name="P15"><text:span text:style-name="T4"><text:tab/><text:tab/></text:span><text:span text:style-name="T25">Päivölän opisto, 29.6.2018-26.8.2018</text:span></text:p>
      <text:p text:style-name="P15"><text:span text:style-name="T2"><text:tab/><text:tab/></text:span><text:span text:style-name="T9">tietotekniikan apuopettaja</text:span></text:p>
      <text:p text:style-name="P6"/>
      <text:p text:style-name="P15">Opiskelu</text:p>
      <text:p text:style-name="P14"><text:tab/><text:tab/><text:span text:style-name="T24">Aalto-yliopisto 7.2017-5.2018, 7.2019-</text:span></text:p>
      <text:p text:style-name="P14"><text:span text:style-name="T2"><text:tab/><text:tab/></text:span><text:span text:style-name="T3">Tietotekniikka (</text:span><text:span text:style-name="T19">2</text:span><text:span text:style-name="T22">5</text:span><text:span text:style-name="T19">5</text:span><text:span text:style-name="T16"> </text:span><text:span text:style-name="T3">op</text:span><text:span text:style-name="T15"> </text:span><text:span text:style-name="T17">arvosteltu</text:span><text:span text:style-name="T16">, </text:span><text:span text:style-name="T17">keskiarvo</text:span><text:span text:style-name="T16"> </text:span><text:span text:style-name="T20">3.</text:span><text:span text:style-name="T22">91</text:span><text:span text:style-name="T16"> </text:span><text:span text:style-name="T17">(</text:span><text:span text:style-name="T23">11.6</text:span><text:span text:style-name="T15">.20</text:span><text:span text:style-name="T17">2</text:span><text:span text:style-name="T21">2</text:span><text:span text:style-name="T3">)</text:span><text:span text:style-name="T14">)</text:span></text:p>
      <text:p text:style-name="P7"/>
      <text:p text:style-name="P15"><text:span text:style-name="T3"><text:tab/><text:tab/></text:span><text:span text:style-name="T24">Päivölän kansanopisto, 6.2015-6.2017</text:span></text:p>
      <text:p text:style-name="P15"><text:tab/><text:tab/><text:span text:style-name="T3">Matematiikka- ja ohjelmointipainoitteinen lukiolinja</text:span></text:p>
      <text:p text:style-name="P7"/>
      <text:p text:style-name="P16">Saavutukset</text:p>
      <text:p text:style-name="P16"><text:tab/><text:tab/><text:span text:style-name="T2">2 </text:span><text:span text:style-name="T13">kertaa edustamassa Suomea</text:span><text:span text:style-name="T2"> kansainvälisissä matematiikkaolymppialaisissa, </text:span><text:span text:style-name="T13"><text:tab/><text:tab/><text:tab/></text:span><text:span text:style-name="T2">toisella</text:span><text:span text:style-name="T13"> kerralla </text:span><text:span text:style-name="T2">kunniamaininta</text:span></text:p>
      <text:p text:style-name="P8"><text:tab/><text:tab/>Finaalipaikka kahdesti lukion kansallisissa matematiikkakilpailuissa, kerran</text:p>
      <text:p text:style-name="P8"><text:tab/><text:tab/>tietotekniikkakilpailuissa</text:p>
      <text:p text:style-name="P10"><text:tab/><text:tab/>Musiikkikoulun päättötodistus</text:p>
      <text:p text:style-name="P11"><text:tab/><text:tab/>Teknologiateollisuuden 100-vuotissäätiön matematiikan 1000e stipendi</text:p>
      <text:p text:style-name="P8"/>
      <text:p text:style-name="P17">Ohjelmointikielet</text:p>
      <text:p text:style-name="P17"><text:tab/><text:tab/><text:span text:style-name="T2">Javascript – Useita sekä työ- että vapaa-ajan projekteja, </text:span><text:span text:style-name="T7">software project 1 ja 2- <text:tab/><text:tab/><text:tab/><text:tab/>kurssit</text:span><text:span text:style-name="T8">, </text:span><text:span text:style-name="T10">menossa oleva helsingin yliopiston fullstack-kurssi.</text:span></text:p>
      <text:p text:style-name="P17"><text:span text:style-name="T2"><text:tab/><text:tab/>Python – Vapaa-ajan projekteja, </text:span><text:span text:style-name="T8">muutama yliopistokurssi</text:span><text:span text:style-name="T2"> ja </text:span><text:span text:style-name="T5">Tutki-Kokeile-Kehitä <text:tab/><text:tab/><text:tab/>kilpailuun osallistunut työ.</text:span></text:p>
      <text:p text:style-name="P9"><text:tab/><text:tab/>Scala – yliopisto-opinnot, mukaan lukien 4op projekti ja Data structures and <text:tab/><text:tab/><text:tab/><text:tab/>Algorithms- kurssi.</text:p>
      <text:p text:style-name="P17"><text:span text:style-name="T2"><text:tab/><text:tab/></text:span><text:span text:style-name="T5">C++ – Computer Graphics- </text:span><text:span text:style-name="T6">ja Advanced Computer graphics- </text:span><text:span text:style-name="T5">kurssi</text:span><text:span text:style-name="T6">t</text:span></text:p>
      <text:p text:style-name="P17"><text:span text:style-name="T6"><text:tab/><text:tab/></text:span><text:span text:style-name="T16">Lua – </text:span><text:span text:style-name="T18">2 </text:span><text:span text:style-name="T16">Tales of Maj-Eyal -addon</text:span><text:span text:style-name="T18">ia</text:span></text:p>
      <text:p text:style-name="P8"/>
      <text:p text:style-name="P17">Harrastukset</text:p>
      <text:p text:style-name="P2"><text:span text:style-name="T28"><text:tab/><text:tab/>Tietokonepelit, ohjelmointi </text:span><text:span text:style-name="T29">(viimeaikaisia projekteja: </text:span><text:a xlink:type="simple" xlink:href="https://github.com/joshimasta" text:style-name="Internet_20_link" text:visited-style-name="Visited_20_Internet_20_Link"><text:span text:style-name="T29">https://github.com/joshimasta</text:span></text:a><text:span text:style-name="T29">)</text:span><text:span text:style-name="T28">, <text:tab/><text:tab/>pianonsoitto, </text:span><text:span text:style-name="T30">pyöräi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52:18.024000000</meta:creation-date>
    <dc:date>2023-06-11T22:05:16.799000000</dc:date>
    <meta:editing-duration>P1DT4H59M3S</meta:editing-duration>
    <meta:editing-cycles>16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33" meta:word-count="151" meta:character-count="1598" meta:non-whitespace-character-count="1403"/>
  </office:meta>
</office:document-meta>
</file>